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1535" officeooo:paragraph-rsid="00091535"/>
    </style:style>
    <style:style style:name="P2" style:family="paragraph" style:parent-style-name="Standard">
      <style:text-properties officeooo:rsid="000ac7f4" officeooo:paragraph-rsid="000ac7f4"/>
    </style:style>
    <style:style style:name="T1" style:family="text">
      <style:text-properties officeooo:rsid="000ac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encji bazy danych:</text:p>
      <text:p text:style-name="P1"/>
      <text:p text:style-name="P1">1) User – (użytkownik) przechowuje dane o użytkowniku (Name – imię I Surname - nazwisko) oraz dane do logowania ( Login – login, Password – hasło)</text:p>
      <text:p text:style-name="P1"/>
      <text:p text:style-name="P1">2) Role – (rola) przechowuje role, w postaci nazwy (Name – nazwa)</text:p>
      <text:p text:style-name="P1"/>
      <text:p text:style-name="P1">3) UserRole - ( użytkownik ↔ role) przechowuje dwa klucze obce, użytkownika i roli, nadając użytkownikowi rolę.</text:p>
      <text:p text:style-name="P1"/>
      <text:p text:style-name="P1">4) Issue – (problem, kwestia) przechowuje dane o zgłoszeniu, Content (zawartość – będąca trescią zgłoszenia) oraz Solution (rozwiązanie). Posiada także 2 klucze obce, encji IssueType oraz IssueState (opisane poniżej).</text:p>
      <text:p text:style-name="P1"/>
      <text:p text:style-name="P1">5) IssueType – (rodzaj kwestii) przechowuje dane w postaci nazwy pewnego rodzaju problematyki, z założenia “domyślny” z możliwością dodania przez administratorów.</text:p>
      <text:p text:style-name="P1"/>
      <text:p text:style-name="P1">6) IssueState – (status rozwiązania kwestii) przechowuje dane o <text:span text:style-name="T1">etapach rozwiazania kwestii, od zgłoszenia, przez przyjęcie przez admina do wykonania.</text:span></text:p>
      <text:p text:style-name="P1"/>
      <text:p text:style-name="P2">7) IssueDefined – (zdefiniowane kwestie) przechowuje dwa klucze obce, użytkownika oraz kwestii. Jeżeli UserID (identyfikator użytkownika) będzie należał do admina, takie zgłoszenie będzie zdefiniowaną kwestią - mającą zawierać często zgłaszane kwestie ( na kształt FAQ).</text:p>
      <text:p text:style-name="P2"/>
      <text:p text:style-name="P2">8) UserIssue – (użytkownik ↔ kwestia) przechowuje dwa klucze obce, użytkownika oraz kwestii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2:31:07.777913347</meta:creation-date>
    <dc:date>2018-03-22T18:17:56.367320199</dc:date>
    <meta:editing-duration>P1DT19H26M28S</meta:editing-duration>
    <meta:editing-cycles>1</meta:editing-cycles>
    <meta:document-statistic meta:table-count="0" meta:image-count="0" meta:object-count="0" meta:page-count="1" meta:paragraph-count="9" meta:word-count="165" meta:character-count="1238" meta:non-whitespace-character-count="1068"/>
    <meta:generator>LibreOffice/5.1.6.2$Linux_X86_64 LibreOffice_project/10m0$Build-2</meta:generator>
  </office:meta>
</office:document-meta>
</file>